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ref436728918"/><text:bookmark text:name="TI000000013"/><text:bookmark text:name="_ref237865074"/><text:bookmark text:name="_ref325652626"/><text:bookmark text:name="_ref325652627"/>Глава 1. Требования к аппаратуре и программному обеспечению</text:h>
      <text:p text:style-name="Text_20_body">Актуальные системные требования системы «1С:Предприятие» с текущими уточнениями опубликованы на сайте: <text:a xlink:type="simple" xlink:href="http://www.v8.1c.ru/requirements/" office:target-frame-name="_blank" xlink:show="new" text:style-name="Internet_20_link" text:visited-style-name="Visited_20_Internet_20_Link">http://www.v8.1c.ru/requirements/</text:a>.</text:p>
      <text:h text:style-name="Heading_20_2" text:outline-level="2"><text:bookmark text:name="_ref347227290"/><text:bookmark text:name="_ref347227289"/><text:bookmark text:name="_ref325557770"/><text:bookmark text:name="_ref325557769"/><text:bookmark text:name="_ref375309134"/><text:bookmark text:name="_ref375309133"/><text:bookmark text:name="TI000000014"/><text:bookmark text:name="IssOgl1_1.1_Тонкий_клиент"/>1.1. Тонкий клиент</text:h>
      <text:p text:style-name="Text_20_body">Компьютер конечного пользователя:</text:p>
      <text:p text:style-name="Text_20_body">● операционная система Windows XP Service Pack 3, Windows Server 2003, Windows Vista Service Pack 2, Windows 7 Service Pack 1, Windows 8.0, Windows 8.1, Windows 10, Windows Server 2008 Service Pack 2, Windows Server 2008 R2 Service Pack 1, Windows Server 2012, Windows Server 2012 R2, Windows Server 2016, Fedora 17, Mint 12, Ubuntu 12.04 LTS, Alt Linux СПТ 6.0, Astra Linux Special Edition версия 1.4, macOS версии 10.8 и выше;</text:p>
      <text:p text:style-name="Text_20_body">● при работе под управлением ОС Windows должны быть установлены все актуальные обновления для используемой версии ОС;</text:p>
      <text:p text:style-name="Text_20_body">● процессор Intel Pentium/Celeron 1800 МГц и выше;</text:p>
      <text:p text:style-name="Text_20_body">● оперативная память 1 Гбайт и выше;</text:p>
      <text:p text:style-name="Text_20_body">● жесткий диск (при установке используется около 70 Мбайт);</text:p>
      <text:p text:style-name="Text_20_body">● устройство чтения компакт-дисков;</text:p>
      <text:p text:style-name="Text_20_body">● USB-порт;</text:p>
      <text:p text:style-name="Text_20_body">● SVGA-дисплей.</text:p>
      <text:h text:style-name="Heading_20_2" text:outline-level="2"><text:bookmark text:name="_ref347227295"/><text:bookmark text:name="_ref347227294"/><text:bookmark text:name="_ref325557776"/><text:bookmark text:name="_ref325557775"/><text:bookmark text:name="_ref375309139"/><text:bookmark text:name="_ref375309138"/><text:bookmark text:name="TI000000015"/><text:bookmark text:name="IssOgl1_1.2_Толстый_клиент"/>1.2. Толстый клиент</text:h>
      <text:p text:style-name="Text_20_body">Компьютер конечного пользователя:</text:p>
      <text:p text:style-name="Text_20_body">● операционная система Windows XP Service Pack 3, Windows Server 2003, Windows Vista Service Pack 2, Windows 7 Service Pack 1, Windows 8.0, Windows 8.1, Windows 10, Windows Server 2008 Service Pack 2, Windows Server 2008 R2 Service Pack 1, Windows Server 2012, Windows Server 2012 R2, Windows Server 2016, Fedora 17, Mint 12, Ubuntu 12.04 LTS, Alt Linux СПТ 6.0, Astra Linux Special Edition версия 1.4, macOS версии 10.8 и выше;</text:p>
      <text:p text:style-name="Text_20_body">● при работе под управлением ОС Windows должны быть установлены все актуальные обновления для используемой версии ОС;</text:p>
      <text:p text:style-name="Text_20_body">● процессор Intel Pentium/Celeron 1800 МГц и выше;</text:p>
      <text:p text:style-name="Text_20_body">● оперативная память 1 Гбайт и выше;</text:p>
      <text:p text:style-name="Text_20_body">● жесткий диск (при установке используется около 300 Мбайт);</text:p>
      <text:p text:style-name="Text_20_body">● устройство чтения компакт-дисков;</text:p>
      <text:p text:style-name="Text_20_body">● USB-порт;</text:p>
      <text:p text:style-name="Text_20_body">● SVGA-дисплей.</text:p>
      <text:p text:style-name="Text_20_body">Компьютер, используемый для разработки конфигураций:</text:p>
      <text:p text:style-name="Text_20_body"><text:soft-page-break/>● операционная система Windows XP Service Pack 3, Windows Server 2003, Windows Vista Service Pack 2, Windows 7 Service Pack 1, Windows 8.1, Windows Server 2008 Service Pack 2, Windows Server 2008 R2 Service Pack 1, Windows Server 2012, Windows Server 2012 R2, Fedora 17, Mint 12, Ubuntu 12.04 LTS, Alt Linux СПТ 6.0, Astra Linux Special Edition версия 1.4, macOS версии 10.8 и выше;</text:p>
      <text:p text:style-name="Text_20_body">● при работе под управлением ОС Windows должны быть установлены все актуальные обновления для используемой версии ОС;</text:p>
      <text:p text:style-name="Text_20_body">● процессор Intel Pentium/Celeron 2400 МГц и выше;</text:p>
      <text:p text:style-name="Text_20_body">● оперативная память 2 Гбайт и выше (рекомендуется 4 Гбайт);</text:p>
      <text:p text:style-name="Text_20_body">● жесткий диск (при установке используется около 300 Мбайт);</text:p>
      <text:p text:style-name="Text_20_body">● устройство чтения компакт-дисков;</text:p>
      <text:p text:style-name="Text_20_body">● USB-порт;</text:p>
      <text:p text:style-name="Text_20_body">● SVGA-дисплей.</text:p>
      <text:p text:style-name="Text_20_body">На требования, предъявляемые к оперативной памяти при работе толстого клиента и разработке конфигураций, оказывает влияние функциональная наполненность конфигурации.</text:p>
      <text:h text:style-name="Heading_20_2" text:outline-level="2"><text:bookmark text:name="_ref359934471"/><text:bookmark text:name="_ref359934470"/><text:bookmark text:name="_ref347227299"/><text:bookmark text:name="_ref347227298"/><text:bookmark text:name="_ref324414822"/><text:bookmark text:name="_ref324414821"/><text:bookmark text:name="_ref310419503"/><text:bookmark text:name="_ref310419502"/><text:bookmark text:name="_ref285040721"/><text:bookmark text:name="_ref375309879"/><text:bookmark text:name="_ref375309878"/><text:bookmark text:name="TI000000016"/><text:bookmark text:name="IssOgl1_1.3_Веб-клиент"/>1.3. Веб-клиент</text:h>
      <text:p text:style-name="Text_20_body">Компьютер конечного пользователя:</text:p>
      <text:p text:style-name="Text_20_body">● Требования для работы веб-клиента, в основном, определяются используемым веб-браузером. Особенности работы веб-клиента см. <text:a xlink:type="simple" xlink:href="https://its.1c.ru/db/v8313doc/bookmark/dev/TI000001245" office:target-frame-name="_top" xlink:show="replace" text:style-name="Internet_20_link" text:visited-style-name="Visited_20_Internet_20_Link">здесь</text:a>.</text:p>
      <text:p text:style-name="Text_20_body">Список поддерживаемых веб-браузеров:</text:p>
      <text:p text:style-name="Text_20_body">● для ОС Windows:</text:p>
      <text:p text:style-name="Text_20_body">● Mozilla Firefox 52 и выше.</text:p>
      <text:p text:style-name="Text_20_body">● Microsoft Internet Explorer 10.0 ‑ 11.0.</text:p>
      <text:p text:style-name="Text_20_body">● Microsoft Edge.</text:p>
      <text:p text:style-name="Text_20_body">● Google Chrome 4 и выше (32‑ и 64-разрядные версии). При работе в 64-разрядной версии будут использоваться 32-разрядные версии расширений и внешних компонент.</text:p>
      <text:p text:style-name="Text_20_body">● Должны быть установлены все актуальные обновления для используемой версии ОС.</text:p>
      <text:p text:style-name="Text_20_body">● для ОС Linux:</text:p>
      <text:p text:style-name="Text_20_body">● Mozilla Firefox 52 и выше.</text:p>
      <text:p text:style-name="Text_20_body">● для ОС macOS:</text:p>
      <text:p text:style-name="Text_20_body">● Safari 4.0.5 и выше (для ОС macOS версии 10.5 и выше).</text:p>
      <text:p text:style-name="Text_20_body">● процессор Intel Pentium/Celeron 1800 МГц и выше;</text:p>
      <text:p text:style-name="Text_20_body">● оперативная память 1 Гбайт и выше;</text:p>
      <text:p text:style-name="Text_20_body">● жесткий диск (при установке используется около 250 Мбайт);</text:p>
      <text:p text:style-name="Text_20_body">● SVGA-дисплей.</text:p>
      <text:p text:style-name="Text_20_body">Совет. Для компьютеров с небольшим объемом памяти и не производительным процессором рекомендуется использовать браузер Google Chrome.</text:p>
      <text:h text:style-name="Heading_20_2" text:outline-level="2"><text:bookmark text:name="_ref229283478"/><text:bookmark text:name="_ref217793424"/><text:bookmark text:name="_ref335306529"/><text:bookmark text:name="_ref335306528"/><text:bookmark text:name="_ref370313796"/><text:bookmark text:name="_ref370313795"/><text:bookmark text:name="TI000000017"/><text:bookmark text:name="IssOgl1_1.4_Мобильная_версия"/><text:soft-page-break/>1.4. Мобильная версия</text:h>
      <text:p text:style-name="Text_20_body">● Для устройств на базе ОС iOS:</text:p>
      <text:p text:style-name="Text_20_body">● iOS ‑ версия 5.1 и старше;</text:p>
      <text:p text:style-name="Text_20_body">● iPhone ‑ модель 3GS и старше;</text:p>
      <text:p text:style-name="Text_20_body">● iPod Touch ‑ 3 поколение и старше;</text:p>
      <text:p text:style-name="Text_20_body">● iPad ‑ все версии;</text:p>
      <text:p text:style-name="Text_20_body">● iPad mini ‑ все версии.</text:p>
      <text:p text:style-name="Text_20_body">● Для устройств на базе ОС Android:</text:p>
      <text:p text:style-name="Text_20_body">● Android ‑ версия 4.0 и старше;</text:p>
      <text:p text:style-name="Text_20_body">● Процессор:</text:p>
      <text:p text:style-name="Text_20_body">● архитектура ARMv5TE и выше (ARMv6, ARMv7, ARMv8);</text:p>
      <text:p text:style-name="Text_20_body">● архитектура Intel x86.</text:p>
      <text:p text:style-name="Text_20_body">● Оперативная память ‑ не менее 256 Мбайт;</text:p>
      <text:p text:style-name="Text_20_body">● Сенсорный экран.</text:p>
      <text:p text:style-name="Text_20_body">● Не поддерживается работа мобильной платформы на устройствах под управлением ОС Android версии 4.0 и выше, если включен параметр Принудительная обработка GPU.</text:p>
      <text:p text:style-name="Text_20_body">● Для устройств на базе ОС Windows:</text:p>
      <text:p text:style-name="Text_20_body">● Для телефонов:</text:p>
      <text:p text:style-name="Text_20_body">● Windows Phone 8.1, Windows 10;</text:p>
      <text:p text:style-name="Text_20_body">● Процессор:</text:p>
      <text:p text:style-name="Text_20_body">● архитектура ARM;</text:p>
      <text:p text:style-name="Text_20_body">● архитектура Intel x86.</text:p>
      <text:p text:style-name="Text_20_body">● Оперативная память ‑ не менее 512 Мбайт</text:p>
      <text:p text:style-name="Text_20_body">● Сенсорный экран.</text:p>
      <text:p text:style-name="Text_20_body">● Для планшетов, ноутбуков и терминалов самообслуживания с сенсорным экраном:</text:p>
      <text:p text:style-name="Text_20_body">● Windows 8.1 и старше;</text:p>
      <text:p text:style-name="Text_20_body">● Процессор:</text:p>
      <text:p text:style-name="Text_20_body">● архитектура Intel x86;</text:p>
      <text:p text:style-name="Text_20_body">● архитектура Intel x86-64;</text:p>
      <text:p text:style-name="Text_20_body">● Сенсорный экран;</text:p>
      <text:p text:style-name="Text_20_body">● Мышь поддерживается в ограниченном объеме.</text:p>
      <text:p text:style-name="Text_20_body">Совет. Рекомендуется выполнять обновление до последней актуальной версии операционной системы на используемом мобильном устройстве.</text:p>
      <text:h text:style-name="Heading_20_2" text:outline-level="2"><text:bookmark text:name="TI000000018"/><text:bookmark text:name="IssOgl1_1.5_Использование_энергосберегающих_режимов_работы_компьютера"/><text:soft-page-break/>1.5. Использование энергосберегающих режимов работы компьютера</text:h>
      <text:p text:style-name="Text_20_body"><text:bookmark text:name="_ref347483876"/><text:bookmark text:name="_ref347483875"/><text:bookmark text:name="_ref336276992"/><text:bookmark text:name="_ref336276991"/><text:bookmark text:name="_ref322711309"/><text:bookmark text:name="_ref322711308"/><text:bookmark text:name="_ref310421006"/><text:bookmark text:name="_ref310421005"/><text:bookmark text:name="_ref310421002"/><text:bookmark text:name="_ref310421001"/><text:bookmark text:name="_ref310420999"/><text:bookmark text:name="_ref310420998"/><text:bookmark text:name="_ref310420992"/><text:bookmark text:name="_ref310420991"/>Если на компьютере запущено «1С:Предприятие», то использование энергосберегающих режимов будет запрещено, если:</text:p>
      <text:p text:style-name="Text_20_body">● используется ключ защиты программы, доступный по сети;</text:p>
      <text:p text:style-name="Text_20_body">● файл базы данных расположен на сетевом диске (при работе в файл-серверном варианте).</text:p>
      <text:h text:style-name="Heading_20_2" text:outline-level="2"><text:bookmark text:name="_ref435114449"/><text:bookmark text:name="_ref435114448"/><text:bookmark text:name="TI000000019"/><text:bookmark text:name="IssOgl1_1.6_Поддерживаемые_веб-серверы"/>1.6. Поддерживаемые веб-серверы</text:h>
      <text:p text:style-name="Text_20_body">Система «1С:Предприятие» поддерживает работу со следующими веб-серверами:</text:p>
      <text:p text:style-name="Text_20_body">● Microsoft Internet Information Services (IIS) версий 5.1, 6.0, 7.0, 7.5, 8.0, 8.5, 10.0.</text:p>
      <text:p text:style-name="Text_20_body">Документация на веб-сервер:</text:p>
      <text:p text:style-name="Text_20_body">● версия IIS 6.0: <text:a xlink:type="simple" xlink:href="http://technet.microsoft.com/ru-ru/library/cc785089.aspx" office:target-frame-name="_blank" xlink:show="new" text:style-name="Internet_20_link" text:visited-style-name="Visited_20_Internet_20_Link">http://technet.microsoft.com/ru-ru/library/cc785089.aspx</text:a>.</text:p>
      <text:p text:style-name="Text_20_body">● версия IIS 7.0:<text:line-break/><text:a xlink:type="simple" xlink:href="http://technet.microsoft.com/ru-ru/library/cc732976.aspx" office:target-frame-name="_blank" xlink:show="new" text:style-name="Internet_20_link" text:visited-style-name="Visited_20_Internet_20_Link">http://technet.microsoft.com/ru-ru/library/cc732976.aspx</text:a>.</text:p>
      <text:p text:style-name="Text_20_body">● версия IIS 7.5:<text:line-break/><text:a xlink:type="simple" xlink:href="http://technet.microsoft.com/ru-ru/library/cc754281.aspx" office:target-frame-name="_blank" xlink:show="new" text:style-name="Internet_20_link" text:visited-style-name="Visited_20_Internet_20_Link">http://technet.microsoft.com/ru-ru/library/cc754281.aspx</text:a>.</text:p>
      <text:p text:style-name="Text_20_body">● версия IIS 8.0, 8.5:<text:line-break/><text:a xlink:type="simple" xlink:href="http://technet.microsoft.com/ru-ru/library/hh831725.aspx" office:target-frame-name="_blank" xlink:show="new" text:style-name="Internet_20_link" text:visited-style-name="Visited_20_Internet_20_Link">http://technet.microsoft.com/ru-ru/library/hh831725.aspx</text:a>.</text:p>
      <text:p text:style-name="Text_20_body">● Apache HTTP Server версий 2.0, 2.2, 2.4.</text:p>
      <text:p text:style-name="Text_20_body">Актуальные версии веб-сервера можно получить по адресу: <text:a xlink:type="simple" xlink:href="http://httpd.apache.org/download.cgi" office:target-frame-name="_blank" xlink:show="new" text:style-name="Internet_20_link" text:visited-style-name="Visited_20_Internet_20_Link">http://httpd.apache.org/download.cgi</text:a>. Документация на веб-сервер:</text:p>
      <text:p text:style-name="Text_20_body">● версия Apache 2.0:<text:line-break/><text:a xlink:type="simple" xlink:href="http://httpd.apache.org/docs/2.0/" office:target-frame-name="_blank" xlink:show="new" text:style-name="Internet_20_link" text:visited-style-name="Visited_20_Internet_20_Link">http://httpd.apache.org/docs/2.0/</text:a> (на английском языке).</text:p>
      <text:p text:style-name="Text_20_body">● версия Apache 2.2:<text:line-break/><text:a xlink:type="simple" xlink:href="http://httpd.apache.org/docs/2.2/" office:target-frame-name="_blank" xlink:show="new" text:style-name="Internet_20_link" text:visited-style-name="Visited_20_Internet_20_Link">http://httpd.apache.org/docs/2.2/</text:a> (на английском языке).</text:p>
      <text:p text:style-name="Text_20_body">● версия Apache 2.4:<text:line-break/><text:a xlink:type="simple" xlink:href="http://httpd.apache.org/docs/2.4/" office:target-frame-name="_blank" xlink:show="new" text:style-name="Internet_20_link" text:visited-style-name="Visited_20_Internet_20_Link">http://httpd.apache.org/docs/2.4/</text:a> (на английском языке).</text:p>
      <text:p text:style-name="Text_20_body">примечание. Текущий список поддерживаемых веб-серверов опубликован на сайте <text:a xlink:type="simple" xlink:href="http://www.v8.1c.ru/requirements/" office:target-frame-name="_blank" xlink:show="new" text:style-name="Internet_20_link" text:visited-style-name="Visited_20_Internet_20_Link">http://www.v8.1c.ru/requirements/</text:a>.</text:p>
      <text:p text:style-name="Text_20_body">Для использования внешних источников данных в случае файлового варианта информационной базы, работа с которым выполняется через веб-сервер, работающий под управлением ОС Linux, на компьютере с веб-сервером необходима библиотека unixOdbc версии 2.2.11 и выше.</text:p>
      <text:p text:style-name="Text_20_body">Если веб-сервер используется для доступа к файловому варианту информационной базы, то к компьютеру, на котором работает веб-сервер и расширение веб-сервера, предъявляются следующие требования:</text:p>
      <text:p text:style-name="Text_20_body">● процессор Intel Pentium/Celeron 1800 МГц и выше;</text:p>
      <text:p text:style-name="Text_20_body">● оперативная память 1 Гбайт и выше (рекомендуется 2 Гбайт);</text:p>
      <text:p text:style-name="Text_20_body">● жесткий диск (при установке используется около 300 Мбайт);</text:p>
      <text:p text:style-name="Text_20_body">● устройство чтения компакт-дисков;</text:p>
      <text:p text:style-name="Text_20_body">● USB-порт;</text:p>
      <text:p text:style-name="Text_20_body"><text:soft-page-break/>● SVGA-дисплей.</text:p>
      <text:h text:style-name="Heading_20_2" text:outline-level="2"><text:bookmark text:name="_ref322710720"/><text:bookmark text:name="_ref322710719"/><text:bookmark text:name="TI000000020"/><text:bookmark text:name="IssOgl1_1.7_Прочие_требования"/>1.7. Прочие требования</text:h>
      <text:h text:style-name="Heading_20_3" text:outline-level="3"><text:bookmark text:name="_ref212631409"/><text:bookmark text:name="_ref310419729"/><text:bookmark text:name="_ref310419728"/><text:bookmark text:name="_ref325557743"/><text:bookmark text:name="_ref378862568"/><text:bookmark text:name="_ref378862567"/><text:bookmark text:name="TI000000021"/><text:bookmark text:name="IssOgl2_1.7.1_Для_ОС_Windows"/>1.7.1. Для ОС Windows</text:h>
      <text:p text:style-name="Text_20_body">На клиентском компьютере должен быть установлен Microsoft Internet Explorer версии 7.0 и выше. Для Microsoft Internet Explorer версии 8.0 и выше должен быть установлен режим эмуляции версии 8.0 (<text:a xlink:type="simple" xlink:href="https://msdn.microsoft.com/en-us/library/ee330730(v=vs.85).aspx" office:target-frame-name="_blank" xlink:show="new" text:style-name="Internet_20_link" text:visited-style-name="Visited_20_Internet_20_Link">https://msdn.microsoft.com/en-us/library/ee330730(v=vs.85).aspx</text:a>, на английском языке).</text:p>
      <text:p text:style-name="Text_20_body">Пользователь, от чьего имени выполняется клиентское приложение под управлением ОС Windows, должен иметь право Список содержимого папки на каталог временных файлов.</text:p>
      <text:p text:style-name="Text_20_body">Для функционирования системы программного лицензирования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369693069" text:style-name="Internet_20_link" text:visited-style-name="Visited_20_Internet_20_Link">здесь</text:a>) необходимо, чтобы на компьютере была запущена служба WMI (Windows Management Instrumentation, <text:a xlink:type="simple" xlink:href="http://msdn.microsoft.com/en-us/library/aa394582.aspx" office:target-frame-name="_blank" xlink:show="new" text:style-name="Internet_20_link" text:visited-style-name="Visited_20_Internet_20_Link">http://msdn.microsoft.com/en-us/library/aa394582.aspx</text:a>).</text:p>
      <text:p text:style-name="Text_20_body">Для некоторых шрифтов может потребоваться перезагрузка компьютера, на котором этот шрифт используется, после его установки в систему. Если шрифт используется клиентским приложением ‑ требуется перезагрузка клиентского компьютера, если на сервере ‑ серверного.</text:p>
      <text:p text:style-name="Text_20_body">При работе под управлением операционной системы Windows 10, доступной через Подключение к удаленному рабочему столу, рекомендуется в настройках подключения отключить флажок Визуальные эффекты при отображении меню и окон. Данный флажок доступен при открытых дополнительных параметрах, на закладке Взаимодействие.</text:p>
      <text:p text:style-name="Text_20_body">Использование невизуальной доступности интерфейса «1С:Предприятие» возможно на ОС Windows XP и выше. Для работы механизма невизуальной доступности требуется:</text:p>
      <text:p text:style-name="Text_20_body">● Microsoft UI Automation. При работе на ОС Windows Server 2008 и младше, требуется установка Microsoft .NET Framework 3.0.</text:p>
      <text:p text:style-name="Text_20_body">● Рекомендуется использовать программу экранного доступа NVDA (<text:a xlink:type="simple" xlink:href="http://www.nvaccess.org/" office:target-frame-name="_blank" xlink:show="new" text:style-name="Internet_20_link" text:visited-style-name="Visited_20_Internet_20_Link">http://www.nvaccess.org/</text:a>). В зависимости от используемой ОС рекомендуется использование различных версии NVDA:</text:p>
      <text:p text:style-name="Text_20_body">● Для Windows XP SP3 рекомендуется использовать NVDA версии 2011.1. Загрузить эту версию можно по адресу <text:a xlink:type="simple" xlink:href="https://sourceforge.net/projects/nvda/files/releases/2011.1/nvda_2011.1_installer.exe/download" office:target-frame-name="_blank" xlink:show="new" text:style-name="Internet_20_link" text:visited-style-name="Visited_20_Internet_20_Link">https://sourceforge.net/projects/nvda/files/releases/2011.1/nvda_2011.1_installer.exe/download</text:a>.</text:p>
      <text:p text:style-name="Text_20_body">● Для Windows 7 и старше можно использовать любую версию NVDA.</text:p>
      <text:p text:style-name="Text_20_body">● Для русского языка рекомендуется установить синтезатор речи RHVoice (<text:a xlink:type="simple" xlink:href="https://github.com/Olga-Yakovleva/RHVoice/wiki" office:target-frame-name="_blank" xlink:show="new" text:style-name="Internet_20_link" text:visited-style-name="Visited_20_Internet_20_Link">https://github.com/Olga-Yakovleva/RHVoice/wiki</text:a>).</text:p>
      <text:p text:style-name="Text_20_body">Невизуальная доступность интерфейса обеспечивается:</text:p>
      <text:p text:style-name="Text_20_body">● при работе управляемых форм;</text:p>
      <text:p text:style-name="Text_20_body">● с использованием интерфейса Такси с любым механизмом размещения элементов форм;</text:p>
      <text:p text:style-name="Text_20_body"><text:bookmark text:name="_ref325557750"/>● в тонком и толстом клиентском приложении.</text:p>
      <text:p text:style-name="Text_20_body">Рекомендации по формированию интерфейса для работы с программой экранного доступа см. <text:a xlink:type="simple" xlink:href="https://its.1c.ru/db/v8313doc/bookmark/dev/TI000001780" office:target-frame-name="_top" xlink:show="replace" text:style-name="Internet_20_link" text:visited-style-name="Visited_20_Internet_20_Link">здесь</text:a>.</text:p>
      <text:h text:style-name="Heading_20_3" text:outline-level="3"><text:bookmark text:name="_ref381976414"/><text:bookmark text:name="_ref381976413"/><text:bookmark text:name="TI000000022"/><text:bookmark text:name="IssOgl2_1.7.2_Для_ОС_Linux"/>1.7.2. Для ОС Linux</text:h>
      <text:p text:style-name="Text_20_body">Для работы под управлением ОС Linux, необходимо наличие установленных библиотек:</text:p>
      <text:p text:style-name="Text_20_body">● webkitgtk-3.0.0 версии 1.4.3 и выше.</text:p>
      <text:p text:style-name="Text_20_body">Для использования некоторых возможностей системы, может потребоваться наличие следующих библиотек:</text:p>
      <text:p text:style-name="Text_20_body"><text:soft-page-break/>● fontconfig:</text:p>
      <text:p text:style-name="Text_20_body">● Имя загружаемой библиотеки: libfontconfig.</text:p>
      <text:p text:style-name="Text_20_body">● Используемая версия: 2.3.0 и выше.</text:p>
      <text:p text:style-name="Text_20_body">● Назначение:</text:p>
      <text:p text:style-name="Text_20_body">● Для работы сервера «1С:Предприятия» в управляемом режиме;</text:p>
      <text:p text:style-name="Text_20_body">● При использовании на сервере объектов Диаграмма, ГрафическаяСхема, ТабличныйДокумент;</text:p>
      <text:p text:style-name="Text_20_body">● При выполнении операции сохранения в PDF.</text:p>
      <text:p text:style-name="Text_20_body">● Libgsf;</text:p>
      <text:p text:style-name="Text_20_body">● Имя загружаемой библиотеки: libgsf-1.</text:p>
      <text:p text:style-name="Text_20_body">● Используемая версия: 1.10.1 и выше.</text:p>
      <text:p text:style-name="Text_20_body">● Назначение: экспорт/импорт документов в формате XLS.</text:p>
      <text:p text:style-name="Text_20_body">● Glib;</text:p>
      <text:p text:style-name="Text_20_body">● Имя загружаемой библиотеки: libglib-2.0.</text:p>
      <text:p text:style-name="Text_20_body">● Используемая версия: 2.12.4 и выше.</text:p>
      <text:p text:style-name="Text_20_body">● Назначение: экспорт/импорт документов в формате XLS.</text:p>
      <text:p text:style-name="Text_20_body">● unixOdbc:</text:p>
      <text:p text:style-name="Text_20_body">● Имя загружаемой библиотеки: libodbc.</text:p>
      <text:p text:style-name="Text_20_body">● Используемая версия: 2.2.11 и выше.</text:p>
      <text:p text:style-name="Text_20_body">● Назначение: работа с внешними источниками данных.</text:p>
      <text:p text:style-name="Text_20_body">● Kerberos:</text:p>
      <text:p text:style-name="Text_20_body">● Имя загружаемой библиотеки: libkrb5.</text:p>
      <text:p text:style-name="Text_20_body">● Используемая версия: 1.4.2 и выше.</text:p>
      <text:p text:style-name="Text_20_body">● Назначение: Аутентификация средствами ОС.</text:p>
      <text:p text:style-name="Text_20_body">● GSS-API Kerberos:</text:p>
      <text:p text:style-name="Text_20_body">● Имя загружаемой библиотеки: libgssapi_krb5.</text:p>
      <text:p text:style-name="Text_20_body">● Используемая версия: 1.4.2 и выше.</text:p>
      <text:p text:style-name="Text_20_body">● Назначение: Аутентификация средствами ОС.</text:p>
      <text:p text:style-name="Text_20_body">● Microsoft Core Fonts.</text:p>
      <text:p text:style-name="Text_20_body">«1С:Предприятие» загружает библиотеку, указывая имя в виде имя загружаемой библиотеки.so.X.Y, где:</text:p>
      <text:p text:style-name="Text_20_body">● имя загружаемой библиотеки ‑ значение из вышеприведенного списка;</text:p>
      <text:p text:style-name="Text_20_body">● so ‑ признак файл с библиотекой;</text:p>
      <text:p text:style-name="Text_20_body">● X.Y ‑ цифры суффикса присутствующей в системе библиотеки.</text:p>
      <text:p text:style-name="Text_20_body">Используются только библиотеки, зарегистрированные в системном кеше динамического линковщика времени выполнения (данную информацию можно получить, запустив команду ldconfig -p). Если в системе имеется несколько версий одной библиотеки, будет загружена самая старшая версия.</text:p>
      <text:h text:style-name="Heading_20_2" text:outline-level="2"><text:bookmark text:name="_ref334797664"/><text:bookmark text:name="_ref334797663"/><text:bookmark text:name="_ref473117480"/><text:bookmark text:name="_ref473117479"/><text:bookmark text:name="TI000000023"/><text:bookmark text:name="IssOgl1_1.8_Ограничения"/><text:soft-page-break/>1.8. Ограничения</text:h>
      <text:p text:style-name="Text_20_body">Совместная работа с файловой информационной базой возможна только клиентскими приложениями одной версии. Архитектура (32‑ или 64-разрядное приложение) и используемая ОС (Windows или Linux) клиентского приложения, выполняющего доступ к файловой информационной базе, не ограничивается.</text:p>
      <text:p text:style-name="Text_20_body">Максимальное количество одновременных соединений с одной файловой информационной базы равно 1024.</text:p>
      <text:p text:style-name="Text_20_body">Совместная работа с файловой информационной базой по сети поддерживается только для сетевых ресурсов, доступ к которым осуществляется по протоколу SMB (CIFS). Такие ресурсы могут располагаться как на компьютерах с ОС Windows, так и на компьютерах с ОС Linux.</text:p>
      <text:p text:style-name="Text_20_body">Клиентское приложение, работающее под управлением ОС macOS, не поддерживает работу с информационной базой, расположенной на сетевом ресурсе.</text:p>
      <text:p text:style-name="Text_20_body">При работе системы следует помнить, что разрядность внешних компоненты и COM-объектов (при работе под управлением ОС Windows) должны совпадать с разрядностью используемого приложения системы «1С:Предприятие» (тонкое или толстое клиентское приложение, сервере или веб-браузер). Другими словами, если какой-то COM-объект существует только в 32-разрядном варианте, то его будет нельзя использовать в 64-разрядной версии системы «1С:Предприятие».</text:p>
      <text:h text:style-name="Heading_20_2" text:outline-level="2"><text:bookmark text:name="_ref433362204"/><text:bookmark text:name="TI000000551"/><text:bookmark text:name="IssOgl1_1.9_Варианты_платформы_и_лицензий"/>1.9. Варианты платформы и лицензий</text:h>
      <text:p text:style-name="Text_20_body">Платформа «1С:Предприятие» имеет несколько вариантов поставки собственно платформы, а также несколько видов лицензий, которые ограничивают (или разрешают) использование тех или иных возможностей платформы.</text:p>
      <text:p text:style-name="Text_20_body">Варианты поставки платформы «1С:Предприятие»:</text:p>
      <text:p text:style-name="Text_20_body">● Обычная версия платформы «1С:Предприятие». Для работы требует лицензии. Возможности могут быть ограничены используемыми лицензиями.</text:p>
      <text:p text:style-name="Text_20_body">● Учебная версия платформы «1С:Предприятие» (<text:a xlink:type="simple" xlink:href="http://v8.1c.ru/edu/" office:target-frame-name="_blank" xlink:show="new" text:style-name="Internet_20_link" text:visited-style-name="Visited_20_Internet_20_Link">http://v8.1c.ru/edu/</text:a>). Для работы не требует лицензий. Учебная версия платформы обладает следующими ограничениями:</text:p>
      <text:p text:style-name="Text_20_body">● не может использоваться на предприятии для ведения реального учета пользователями;</text:p>
      <text:p text:style-name="Text_20_body">● не может использоваться для сборки дистрибутивов мобильных приложений, предназначенных для дальнейшей публикации и тиражирования;</text:p>
      <text:p text:style-name="Text_20_body">● ограничено количество данных:</text:p>
      <text:p text:style-name="Text_20_body">● максимальное количество записей в таблицах счетов ‑ 2000;</text:p>
      <text:p text:style-name="Text_20_body">● максимальное количество записей в главных таблицах объектов ‑ 2000;</text:p>
      <text:p text:style-name="Text_20_body">● количество записей в табличных частях объектов ‑ 1000;</text:p>
      <text:p text:style-name="Text_20_body">● количество записей в наборах записей ‑ 2000;</text:p>
      <text:p text:style-name="Text_20_body">● количество записей из внешних источников данных ‑ 200;</text:p>
      <text:p text:style-name="Text_20_body">● не поддерживается работа в варианте клиент-сервер;</text:p>
      <text:p text:style-name="Text_20_body">● не поддерживается работа распределенных информационных баз;</text:p>
      <text:p text:style-name="Text_20_body">● не поддерживается COM-соединение;</text:p>
      <text:p text:style-name="Text_20_body">● отсутствует возможность использования паролей и аутентификации операционной системы для пользователей;</text:p>
      <text:p text:style-name="Text_20_body"><text:soft-page-break/>● печать и сохранение табличных документов поддерживаются только в режиме Конфигуратора;</text:p>
      <text:p text:style-name="Text_20_body">● не поддерживается копирование содержимого более чем одной ячейки табличного документа в режиме 1С:Предприятия;</text:p>
      <text:p text:style-name="Text_20_body">● быстродействие учебной версии ниже, чем у коммерческой версии «1С:Предприятие»;</text:p>
      <text:p text:style-name="Text_20_body">● не поддерживается работа с хранилищем конфигурации;</text:p>
      <text:p text:style-name="Text_20_body">● не доступна функциональность, связанная с поставкой конфигурации;</text:p>
      <text:p text:style-name="Text_20_body">● количество одновременных сеансов работы с информационной базой ограничено одним сеансом,</text:p>
      <text:p text:style-name="Text_20_body">● значения разделителей задаются значениями по умолчанию для данного типа разделителя.</text:p>
      <text:p text:style-name="Text_20_body">● «1С:Предприятие ‑ Работа с файлами» (<text:a xlink:type="simple" xlink:href="http://v8.1c.ru/metod/fileworkshop.htm" office:target-frame-name="_blank" xlink:show="new" text:style-name="Internet_20_link" text:visited-style-name="Visited_20_Internet_20_Link">http://v8.1c.ru/metod/fileworkshop.htm</text:a>). Для работы не требует лицензии. Данный вариант поставки обладает следующими ограничениями и особенностями:</text:p>
      <text:p text:style-name="Text_20_body">● Не поддерживается работа с информационными базами системы «1С:Предприятие».</text:p>
      <text:p text:style-name="Text_20_body">● Позволяет открывать и просматривать следующие файлы системы «1С:Предприятие»:</text:p>
      <text:p text:style-name="Text_20_body">● табличный документ;</text:p>
      <text:p text:style-name="Text_20_body">● текстовый документ;</text:p>
      <text:p text:style-name="Text_20_body">● графическая схема;</text:p>
      <text:p text:style-name="Text_20_body">● географическая схема;</text:p>
      <text:p text:style-name="Text_20_body">● HTML-документ.</text:p>
      <text:p text:style-name="Text_20_body">При использовании «1С:Предприятия» (кроме учебной версии) требуются лицензии. Лицензии могут быть клиентские и серверные:</text:p>
      <text:p text:style-name="Text_20_body">● Клиентская лицензия:</text:p>
      <text:p text:style-name="Text_20_body">● Назначение: требуется для функционирования клиентского приложения в любом из вариантов использования: файловый или клиент-серверный варианты.</text:p>
      <text:p text:style-name="Text_20_body">● Виды:</text:p>
      <text:p text:style-name="Text_20_body">● Обычная клиентская лицензия. Позволяет использовать все возможности системы.</text:p>
      <text:p text:style-name="Text_20_body">● Базовая лицензия. Накладывает на используемую систему следующие ограничения:</text:p>
      <text:p text:style-name="Text_20_body">● С системой одновременно может работать 1 пользователь (подробнее см. <text:a xlink:type="simple" xlink:href="https://its.1c.ru/db/content/v8313doc/src/руководство%20администратора/глава%206.%20администрирование%20информационной%20базы.htm?_=1542379434#_ref433363909" text:style-name="Internet_20_link" text:visited-style-name="Visited_20_Internet_20_Link">здесь</text:a>);</text:p>
      <text:p text:style-name="Text_20_body">● Не поддерживается редактирование конфигурации с помощью конфигуратора;</text:p>
      <text:p text:style-name="Text_20_body">● Не поддерживается работа в клиент-серверном варианте (подробнее см. <text:a xlink:type="simple" xlink:href="https://its.1c.ru/db/v8313doc/bookmark/cs/TI000000020" office:target-frame-name="_top" xlink:show="replace" text:style-name="Internet_20_link" text:visited-style-name="Visited_20_Internet_20_Link">здесь</text:a>);</text:p>
      <text:p text:style-name="Text_20_body">● Не поддерживается работа в распределенной информационной базе (подробнее см. <text:a xlink:type="simple" xlink:href="https://its.1c.ru/db/v8313doc/bookmark/dev/TI000000719" office:target-frame-name="_top" xlink:show="replace" text:style-name="Internet_20_link" text:visited-style-name="Visited_20_Internet_20_Link">здесь</text:a>);</text:p>
      <text:p text:style-name="Text_20_body">● Не поддерживается предоставление интернет-сервисов (подробнее см. <text:a xlink:type="simple" xlink:href="https://its.1c.ru/db/v8313doc/bookmark/dev/TI000000783" office:target-frame-name="_top" xlink:show="replace" text:style-name="Internet_20_link" text:visited-style-name="Visited_20_Internet_20_Link">здесь</text:a>);</text:p>
      <text:p text:style-name="Text_20_body">● Не поддерживается работа в режиме веб-клиента;</text:p>
      <text:p text:style-name="Text_20_body">● Не поддерживается работа в режиме внешнего соединения;</text:p>
      <text:p text:style-name="Text_20_body">● Не поддерживается работа с расширениями (подробнее см. <text:a xlink:type="simple" xlink:href="https://its.1c.ru/db/v8313doc/bookmark/dev/TI000001513" office:target-frame-name="_top" xlink:show="replace" text:style-name="Internet_20_link" text:visited-style-name="Visited_20_Internet_20_Link">здесь</text:a>).</text:p>
      <text:p text:style-name="Text_20_body">● Серверная лицензия:</text:p>
      <text:p text:style-name="Text_20_body"><text:soft-page-break/>● Назначение: требуется для функционирования сервера «1С:Предприятия». Данная лицензия требуется для работы клиент-серверного варианта работы системы «1С:Предприятие». Кроме данной лицензии, при работе клиент-серверного варианта также требуются клиентские лицензии.</text:p>
      <text:p text:style-name="Text_20_body">● Виды:</text:p>
      <text:p text:style-name="Text_20_body">● Серверная лицензия КОРП (<text:a xlink:type="simple" xlink:href="http://1c.ru/news/info.jsp?id=18887" office:target-frame-name="_blank" xlink:show="new" text:style-name="Internet_20_link" text:visited-style-name="Visited_20_Internet_20_Link">http://1c.ru/news/info.jsp?id=18887</text:a>). Лицензия доступна только для 64-разрядного сервера «1С:Предприятия». С использованием данной лицензии доступны все возможности сервера «1С:Предприятие».</text:p>
      <text:p text:style-name="Text_20_body">● Обычная серверная лицензия (ПРОФ). Лицензия доступна для 32‑ и 64-разрядного сервера «1С:Предприятия».</text:p>
      <text:p text:style-name="Text_20_body">Лицензия 32-разрядного сервера обеспечивает возможность работы произвольного количества 32-разрядных рабочих процессов на одном физическом компьютере. Лицензия 64-разрядного сервера обеспечивает возможность работы произвольного количества 32-разрядных и 64-разрядных рабочих процессов на одном физическом компьютере.</text:p>
      <text:p text:style-name="Text_20_body">Любая из обычных серверных лицензий обеспечивает возможность использовать все возможности сервера «1С:Предприятие», кроме следующих возможностей:</text:p>
      <text:p text:style-name="Text_20_body">● фоновое обновление конфигурации базы данных (подробнее см. <text:a xlink:type="simple" xlink:href="https://its.1c.ru/db/v8313doc/bookmark/dev/TI000000063" office:target-frame-name="_top" xlink:show="replace" text:style-name="Internet_20_link" text:visited-style-name="Visited_20_Internet_20_Link">здесь</text:a>);</text:p>
      <text:p text:style-name="Text_20_body">● дополнительное управление распределением по рабочим серверам кластера в разрезе информационных баз, видов клиентских приложений и фоновых заданий (подробнее см. <text:a xlink:type="simple" xlink:href="https://its.1c.ru/db/v8313doc/bookmark/cs/TI000000042" office:target-frame-name="_top" xlink:show="replace" text:style-name="Internet_20_link" text:visited-style-name="Visited_20_Internet_20_Link">здесь</text:a>):</text:p>
      <text:p text:style-name="Text_20_body">● сервисов кластера;</text:p>
      <text:p text:style-name="Text_20_body">● соединений с информационными базами.</text:p>
      <text:p text:style-name="Text_20_body">● гибкое управление нагрузкой в кластере:</text:p>
      <text:p text:style-name="Text_20_body">● безопасный расход памяти за один вызов (подробнее см. <text:a xlink:type="simple" xlink:href="https://its.1c.ru/db/v8313doc/bookmark/cs/TI000000158" office:target-frame-name="_top" xlink:show="replace" text:style-name="Internet_20_link" text:visited-style-name="Visited_20_Internet_20_Link">здесь</text:a>);</text:p>
      <text:p text:style-name="Text_20_body">● количество ИБ на процесс (подробнее см. <text:a xlink:type="simple" xlink:href="https://its.1c.ru/db/v8313doc/bookmark/cs/TI000000158" office:target-frame-name="_top" xlink:show="replace" text:style-name="Internet_20_link" text:visited-style-name="Visited_20_Internet_20_Link">здесь</text:a>);</text:p>
      <text:p text:style-name="Text_20_body">● объем памяти рабочих процессов, до которого сервер считается производительным (подробнее см. <text:a xlink:type="simple" xlink:href="https://its.1c.ru/db/v8313doc/bookmark/cs/TI000000158" office:target-frame-name="_top" xlink:show="replace" text:style-name="Internet_20_link" text:visited-style-name="Visited_20_Internet_20_Link">здесь</text:a>);</text:p>
      <text:p text:style-name="Text_20_body">● максимальный объем памяти рабочих процессов (подробнее см. <text:a xlink:type="simple" xlink:href="https://its.1c.ru/db/v8313doc/bookmark/cs/TI000000158" office:target-frame-name="_top" xlink:show="replace" text:style-name="Internet_20_link" text:visited-style-name="Visited_20_Internet_20_Link">здесь</text:a>);</text:p>
      <text:p text:style-name="Text_20_body">● стратегия балансировки: по памяти, по производительности (подробнее см. <text:a xlink:type="simple" xlink:href="https://its.1c.ru/db/v8313doc/bookmark/cs/TI000000040" office:target-frame-name="_top" xlink:show="replace" text:style-name="Internet_20_link" text:visited-style-name="Visited_20_Internet_20_Link">здесь</text:a>).</text:p>
      <text:p text:style-name="Text_20_body">● внешнее управление сеансами (подробнее см. <text:a xlink:type="simple" xlink:href="https://its.1c.ru/db/v8313doc/bookmark/cs/TI000000186" office:target-frame-name="_top" xlink:show="replace" text:style-name="Internet_20_link" text:visited-style-name="Visited_20_Internet_20_Link">здесь</text:a>);</text:p>
      <text:p text:style-name="Text_20_body">● профили безопасности (подробнее см. <text:a xlink:type="simple" xlink:href="https://its.1c.ru/db/v8313doc/bookmark/cs/TI000000053" office:target-frame-name="_top" xlink:show="replace" text:style-name="Internet_20_link" text:visited-style-name="Visited_20_Internet_20_Link">здесь</text:a>);</text:p>
      <text:p text:style-name="Text_20_body">● возможность обновления тонкого клиента с сервера (см. <text:a xlink:type="simple" xlink:href="https://its.1c.ru/db/content/v8313doc/src/руководство%20администратора/приложение%203.%20описание%20и%20расположение%20служебных%20файлов.htm?_=1542379434#_ref379386819" text:style-name="Internet_20_link" text:visited-style-name="Visited_20_Internet_20_Link">здесь</text:a>);</text:p>
      <text:p text:style-name="Text_20_body">● возможность публикации списка баз (см. <text:a xlink:type="simple" xlink:href="https://its.1c.ru/db/content/v8313doc/src/руководство%20администратора/приложение%206.%20интернет-сервисы%20получения%20списка%20общих%20информационных%20баз%20и%20дистрибутива%20клиентского%20приложения.htm?_=1542379434#_ref393294536" text:style-name="Internet_20_link" text:visited-style-name="Visited_20_Internet_20_Link">здесь</text:a>) и обновлений тонкого клиента через HTTP (см. <text:a xlink:type="simple" xlink:href="https://its.1c.ru/db/content/v8313doc/src/руководство%20администратора/приложение%206.%20интернет-сервисы%20получения%20списка%20общих%20информационных%20баз%20и%20дистрибутива%20клиентского%20приложения.htm?_=1542379434#_ref393294542" text:style-name="Internet_20_link" text:visited-style-name="Visited_20_Internet_20_Link">здесь</text:a>).</text:p>
      <text:p text:style-name="Text_20_body">● Серверная лицензия МИНИ (<text:a xlink:type="simple" xlink:href="http://www.1c.ru/news/info.jsp?id=17577" office:target-frame-name="_blank" xlink:show="new" text:style-name="Internet_20_link" text:visited-style-name="Visited_20_Internet_20_Link">http://www.1c.ru/news/info.jsp?id=17577</text:a>). Лицензия доступна для 32‑ и 64-разрядного сервера «1С:Предприятия». Дополнительно к ограничениям обычной серверной лицензии, серверная лицензия МИНИ обладает следующими ограничениями:</text:p>
      <text:p text:style-name="Text_20_body">● Не более одного рабочего сервера в кластере;</text:p>
      <text:p text:style-name="Text_20_body">● К серверу возможно одновременное подключение не более 5 клиентских сеансов и 1 сеанса конфигуратора.</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27:22.666144045</dc:date>
    <meta:editing-duration>PT1H9M17S</meta:editing-duration>
    <meta:editing-cycles>60</meta:editing-cycles>
    <meta:generator>LibreOffice/5.1.6.2$Linux_X86_64 LibreOffice_project/10m0$Build-2</meta:generator>
    <meta:document-statistic meta:table-count="0" meta:image-count="0" meta:object-count="0" meta:page-count="9" meta:paragraph-count="239" meta:word-count="2360" meta:character-count="18090" meta:non-whitespace-character-count="15969"/>
  </office:meta>
</office:document-meta>
</file>